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2000002DC4C50B82598F7643F.png" manifest:media-type="image/png"/>
  <manifest:file-entry manifest:full-path="Pictures/10000201000003DC00000264B968ED018F529F6D.png" manifest:media-type="image/png"/>
  <manifest:file-entry manifest:full-path="Pictures/10000201000005C600000312AFC14E2EE48C99F2.png" manifest:media-type="image/png"/>
  <manifest:file-entry manifest:full-path="Pictures/100002010000012C000000695A32E07366ABFB0E.png" manifest:media-type="image/png"/>
  <manifest:file-entry manifest:full-path="Pictures/10000201000005BC00000312082F7D324C1514B6.png" manifest:media-type="image/png"/>
  <manifest:file-entry manifest:full-path="Pictures/1000020100000181000000D7E838CA251C2E5CAA.png" manifest:media-type="image/png"/>
  <manifest:file-entry manifest:full-path="Pictures/10000201000003E0000001814BA3F7D6.png" manifest:media-type="image/png"/>
  <manifest:file-entry manifest:full-path="Pictures/10000201000003E0000001A1F6A73BB4.png" manifest:media-type="image/png"/>
  <manifest:file-entry manifest:full-path="Pictures/10000201000003E0000000CA293510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356cm" fo:min-width="1.706cm" fo:padding-top="0.225cm" fo:padding-bottom="0.225cm" fo:padding-left="0.35cm" fo:padding-right="0.35cm"/>
    </style:style>
    <style:style style:name="gr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678cm" fo:min-width="20.328cm" fo:padding-top="0.15cm" fo:padding-bottom="0.15cm" fo:padding-left="0.275cm" fo:padding-right="0.275cm" fo:wrap-option="wrap" draw:shadow-opacity="80%"/>
    </style:style>
    <style:style style:name="gr6" style:family="graphic" style:parent-style-name="objectwithoutfill">
      <style:graphic-properties svg:stroke-width="0.2cm" svg:stroke-color="#83cc83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2.258cm" fo:min-width="2.208cm" fo:padding-top="0.225cm" fo:padding-bottom="0.225cm" fo:padding-left="0.35cm" fo:padding-right="0.35cm"/>
    </style:style>
    <style:style style:name="gr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20.406cm" fo:padding-top="0.15cm" fo:padding-bottom="0.15cm" fo:padding-left="0.275cm" fo:padding-right="0.275cm" fo:wrap-option="wrap" draw:shadow-opacity="80%"/>
    </style:style>
    <style:style style:name="gr9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1.176cm" fo:min-width="1.726cm" fo:padding-top="0.225cm" fo:padding-bottom="0.225cm" fo:padding-left="0.35cm" fo:padding-right="0.35cm"/>
    </style:style>
    <style:style style:name="gr1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10.006cm" fo:padding-top="0.15cm" fo:padding-bottom="0.15cm" fo:padding-left="0.275cm" fo:padding-right="0.275cm" fo:wrap-option="wrap" draw:shadow-opacity="80%"/>
    </style:style>
    <style:style style:name="gr11" style:family="graphic" style:parent-style-name="standard">
      <style:graphic-properties draw:stroke="solid" svg:stroke-width="0.2cm" svg:stroke-color="#83cc83" draw:marker-start-width="0.5cm" draw:marker-end-width="0.5cm" draw:fill="none" draw:fill-color="#ffffff" draw:textarea-horizontal-align="justify" draw:textarea-vertical-align="middle" draw:auto-grow-height="false" fo:min-height="3.522cm" fo:min-width="3.672cm" fo:padding-top="0.225cm" fo:padding-bottom="0.225cm" fo:padding-left="0.35cm" fo:padding-right="0.35cm"/>
    </style:style>
    <style:style style:name="gr12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956cm" fo:min-width="16.006cm" fo:padding-top="0.15cm" fo:padding-bottom="0.15cm" fo:padding-left="0.275cm" fo:padding-right="0.275cm" fo:wrap-option="wrap" draw:shadow-opacity="80%"/>
    </style:style>
    <style:style style:name="gr1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3.04cm" fo:min-width="24.09cm" fo:padding-top="0.15cm" fo:padding-bottom="0.15cm" fo:padding-left="0.275cm" fo:padding-right="0.275cm" fo:wrap-option="wrap" draw:shadow-opacity="80%"/>
    </style:style>
    <style:style style:name="gr14" style:family="graphic" style:parent-style-name="standard">
      <style:graphic-properties svg:stroke-width="0.1cm" svg:stroke-color="#808080" draw:marker-start-width="0.35cm" draw:marker-end-width="0.35cm" draw:fill-color="#ffffff" draw:textarea-horizontal-align="justify" draw:textarea-vertical-align="middle" draw:auto-grow-height="false" fo:min-height="0.138cm" fo:min-width="1.516cm" fo:padding-top="0.175cm" fo:padding-bottom="0.175cm" fo:padding-left="0.3cm" fo:padding-right="0.3cm"/>
    </style:style>
    <style:style style:name="pr1" style:family="presentation" style:parent-style-name="top-title">
      <style:graphic-properties fo:min-height="1.678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Answer-title">
      <style:graphic-properties fo:min-height="2.834cm"/>
    </style:style>
    <style:style style:name="pr5" style:family="presentation" style:parent-style-name="Answer-notes">
      <style:graphic-properties draw:fill-color="#ffffff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Migu 1C" style:font-name-asian="Migu 1C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 draw:opacity="80%"/>
      <style:paragraph-properties fo:text-align="center"/>
      <style:text-properties fo:color="#279227" style:font-name="Migu 1C" style:font-name-asian="Migu 1C" style:font-size-asian="18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" fo:font-size="48pt" style:font-name-asian="Migu 1C" style:font-size-asian="48pt" style:font-size-complex="48pt"/>
    </style:style>
    <style:style style:name="T4" style:family="text">
      <style:text-properties fo:color="#279227" style:font-name="Migu 1C" fo:font-size="32pt" style:font-name-asian="Migu 1C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2.2cm" svg:height="1.678cm" svg:x="0.6cm" svg:y="0.573cm" presentation:class="title" presentation:user-transformed="true">
          <draw:text-box>
            <text:p><text:span text:style-name="T1">ぐらみんへようこそ！</text:span></text:p>
          </draw:text-box>
        </draw:frame>
        <draw:frame presentation:style-name="pr2" draw:text-style-name="P2" draw:layer="layout" svg:width="22.6cm" svg:height="6.285cm" svg:x="2.7cm" svg:y="6.25cm" presentation:class="title" presentation:user-transformed="true">
          <draw:text-box>
            <text:p><text:span text:style-name="T2">スプライトを</text:span><text:span text:style-name="T2"><text:line-break/></text:span><text:span text:style-name="T2">足してみよ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20.227cm" svg:height="12.528cm" svg:x="2.773cm" svg:y="6.8cm">
          <draw:image xlink:href="Pictures/10000201000003DC00000264B968ED018F529F6D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スプライトを足してみよう（</text:span><text:span text:style-name="T3">1</text:span><text:span text:style-name="T3">）</text:span></text:p>
          </draw:text-box>
        </draw:frame>
        <draw:custom-shape draw:style-name="gr4" draw:text-style-name="P7" xml:id="id2" draw:id="id2" draw:layer="layout" svg:width="2.6cm" svg:height="2cm" svg:x="9.9cm" svg:y="6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5" draw:text-style-name="P8" xml:id="id1" draw:id="id1" draw:layer="layout" svg:width="21.2cm" svg:height="3.3cm" svg:x="5.7cm" svg:y="17cm">
          <text:p text:style-name="P3"><text:span text:style-name="T4">「新しいスプライトをファイルから選ぶ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6.3cm" svg:y1="17cm" svg:x2="11.2cm" svg:y2="8.8cm" draw:start-shape="id1" draw:start-glue-point="0" draw:end-shape="id2" draw:end-glue-point="2" svg:d="M16300 17000l-5100-8200" svg:viewBox="0 0 5101 8201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21.4cm" svg:height="11.379cm" svg:x="3.4cm" svg:y="7.722cm">
          <draw:image xlink:href="Pictures/10000201000005C600000312AFC14E2EE48C99F2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スプライトを足してみよう（</text:span><text:span text:style-name="T3">2</text:span><text:span text:style-name="T3">）</text:span></text:p>
          </draw:text-box>
        </draw:frame>
        <draw:custom-shape draw:style-name="gr7" draw:text-style-name="P7" xml:id="id4" draw:id="id4" draw:layer="layout" svg:width="3.2cm" svg:height="3cm" svg:x="12.4cm" svg:y="11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8" draw:text-style-name="P8" xml:id="id3" draw:id="id3" draw:layer="layout" svg:width="21.2cm" svg:height="2.5cm" svg:x="6.4cm" svg:y="6.3cm">
          <text:p text:style-name="P3"><text:span text:style-name="T4">追加したい種類のフォルダ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7cm" svg:y1="8.8cm" svg:x2="14cm" svg:y2="11cm" draw:start-shape="id3" draw:end-shape="id4" draw:end-glue-point="0" svg:d="M17000 8800l-3000 2200" svg:viewBox="0 0 3001 2201">
          <text:p/>
        </draw:connector>
        <draw:custom-shape draw:style-name="gr9" draw:text-style-name="P7" xml:id="id6" draw:id="id6" draw:layer="layout" svg:width="2.6cm" svg:height="1.8cm" svg:x="18cm" svg:y="17.2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8" xml:id="id5" draw:id="id5" draw:layer="layout" svg:width="10.8cm" svg:height="2.5cm" svg:x="4.4cm" svg:y="17.9cm">
          <text:p text:style-name="P3"><text:span text:style-name="T4">「</text:span><text:span text:style-name="T4">OK</text:span><text:span text:style-name="T4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5.2cm" svg:y1="19.15cm" svg:x2="18cm" svg:y2="18.1cm" draw:start-shape="id5" draw:end-shape="id6" draw:end-glue-point="3" svg:d="M15200 19150l2800-1050" svg:viewBox="0 0 2801 1051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Answer" presentation:presentation-page-layout-name="AL2T19">
        <office:forms form:automatic-focus="false" form:apply-design-mode="false"/>
        <draw:frame draw:style-name="gr3" draw:text-style-name="P5" draw:layer="layout" svg:width="24.4cm" svg:height="13.063cm" svg:x="1.4cm" svg:y="6.801cm">
          <draw:image xlink:href="Pictures/10000201000005BC00000312082F7D324C1514B6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スプライトを足してみよう（</text:span><text:span text:style-name="T3">3</text:span><text:span text:style-name="T3">）</text:span></text:p>
          </draw:text-box>
        </draw:frame>
        <draw:custom-shape draw:style-name="gr11" draw:text-style-name="P7" xml:id="id8" draw:id="id8" draw:layer="layout" svg:width="4.8cm" svg:height="4.4cm" svg:x="7cm" svg:y="9.6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2" draw:text-style-name="P8" xml:id="id7" draw:id="id7" draw:layer="layout" svg:width="16.8cm" svg:height="2.5cm" svg:x="10.8cm" svg:y="6.3cm">
          <text:p text:style-name="P3"><text:span text:style-name="T4">追加したいスプライト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0.8cm" svg:y1="7.55cm" svg:x2="9.4cm" svg:y2="9.6cm" draw:start-shape="id7" draw:end-shape="id8" draw:end-glue-point="0" svg:d="M10800 7550l-1400 2050" svg:viewBox="0 0 1401 2051">
          <text:p/>
        </draw:connector>
        <draw:custom-shape draw:style-name="gr9" draw:text-style-name="P7" xml:id="id10" draw:id="id10" draw:layer="layout" svg:width="2.6cm" svg:height="1.8cm" svg:x="18.4cm" svg:y="17.8cm">
          <text:p/>
          <draw:enhanced-geometry draw:mirror-horizontal="false" draw:mirror-vertical="false"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0" draw:text-style-name="P8" xml:id="id9" draw:id="id9" draw:layer="layout" svg:width="10.8cm" svg:height="2.5cm" svg:x="4.4cm" svg:y="17.9cm">
          <text:p text:style-name="P3"><text:span text:style-name="T4">「</text:span><text:span text:style-name="T4">OK</text:span><text:span text:style-name="T4">」をクリッ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onnector draw:style-name="gr6" draw:text-style-name="P5" draw:layer="layout" draw:type="line" svg:x1="15.2cm" svg:y1="19.15cm" svg:x2="18.4cm" svg:y2="18.7cm" draw:start-shape="id9" draw:end-shape="id10" draw:end-glue-point="3" svg:d="M15200 19150l3200-450" svg:viewBox="0 0 3201 451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Answer" presentation:presentation-page-layout-name="AL2T19">
        <draw:frame draw:style-name="gr3" draw:text-style-name="P5" draw:layer="layout" svg:width="17.25cm" svg:height="12.911cm" svg:x="2.4cm" svg:y="6.6cm">
          <draw:image xlink:href="Pictures/10000201000003D2000002DC4C50B82598F7643F.png" xlink:type="simple" xlink:show="embed" xlink:actuate="onLoad">
            <text:p/>
          </draw:image>
        </draw:frame>
        <draw:frame presentation:style-name="pr4" draw:text-style-name="P6" draw:layer="layout" svg:width="25.199cm" svg:height="2.834cm" svg:x="0.201cm" svg:y="2.283cm" presentation:class="title" presentation:user-transformed="true">
          <draw:text-box>
            <text:p><text:span text:style-name="T3">スプライトを足してみよう（</text:span><text:span text:style-name="T3">4</text:span><text:span text:style-name="T3">）</text:span></text:p>
          </draw:text-box>
        </draw:frame>
        <draw:custom-shape draw:style-name="gr13" draw:text-style-name="P8" draw:layer="layout" svg:width="25cm" svg:height="3.7cm" svg:x="2.2cm" svg:y="16.7cm">
          <text:p text:style-name="P3"><text:span text:style-name="T4">ステージに新しいスプライトが出てきた！</text:span></text:p>
          <text:p text:style-name="P3"><text:span text:style-name="T4">マウスでドラッグ＆ドロップして場所を変えよ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range-x-maximum="10800" draw:handle-range-x-minimum="0" draw:handle-switched="true"/>
          </draw:enhanced-geometry>
        </draw:custom-shape>
        <draw:custom-shape draw:style-name="gr14" draw:text-style-name="P10" draw:layer="layout" svg:width="2.6cm" svg:height="1.8cm" draw:transform="rotate (-0.851197076197634) translate (7.086cm 9.458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2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7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8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Question01_20_h1_5f_-title">
      <style:graphic-properties draw:auto-grow-height="false" fo:min-height="3.507cm"/>
    </style:style>
    <style:style style:name="Mpr10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11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nswer-title">
      <style:graphic-properties draw:auto-grow-height="false" fo:min-height="3.507cm"/>
    </style:style>
    <style:style style:name="Mpr14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15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16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E838CA251C2E5CAA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9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3" draw:text-style-name="MP8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12.637cm" svg:x="1.4cm" svg:y="6.22cm" presentation:class="outline">
        <draw:text-box>
          <text:list text:style-name="ML4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1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5:14.116023866</dc:date>
    <meta:editing-duration>P7DT7H19M54S</meta:editing-duration>
    <meta:editing-cycles>952</meta:editing-cycles>
    <meta:generator>LibreOffice/5.1.6.2$Linux_X86_64 LibreOffice_project/10m0$Build-2</meta:generator>
    <meta:document-statistic meta:object-count="113"/>
  </office:meta>
</office:document-meta>
</file>